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Stanco di trasportare bottiglie d'acqua?</text:p>
      <text:p text:style-name="Standard">Prova gratuitamente il Depuratore dell’acqua. Avrai acqua pura frizzante o naturale direttamente dal tuo rubinetto! CLICCA QUI |link1|</text:p>
      <text:p text:style-name="Standard"/>
      <text:p text:style-name="Standard">http://ok1.it/z/bb8ff74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3:24:23.604221836</meta:creation-date>
    <dc:date>2021-02-01T13:25:19.244997365</dc:date>
    <meta:editing-duration>PT56S</meta:editing-duration>
    <meta:editing-cycles>1</meta:editing-cycles>
    <meta:document-statistic meta:table-count="0" meta:image-count="0" meta:object-count="0" meta:page-count="1" meta:paragraph-count="3" meta:word-count="24" meta:character-count="198" meta:non-whitespace-character-count="177"/>
    <meta:generator>LibreOffice/6.0.7.3$Linux_X86_64 LibreOffice_project/00m0$Build-3</meta:generator>
  </office:meta>
</office:document-meta>
</file>